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確かに東部にも魔物は多いね。</text:p>
          </table:table-cell>
          <table:table-cell table:number-columns-repeated="1023"/>
        </table:table-row>
        <table:table-row>
          <table:table-cell table:style-name="ce0" office:value-type="string">
            <text:p>いつになったら本当の平和がやってくるのやら。</text:p>
          </table:table-cell>
          <table:table-cell table:number-columns-repeated="1023"/>
        </table:table-row>
        <table:table-row>
          <table:table-cell table:style-name="ce0" office:value-type="string">
            <text:p>ヤマト村では畜産業が、イズモ村では農業が
盛んです。</text:p>
          </table:table-cell>
          <table:table-cell table:number-columns-repeated="1023"/>
        </table:table-row>
        <table:table-row>
          <table:table-cell table:style-name="ce0" office:value-type="string">
            <text:p>どちらも欠けてはならない重要な営みですから
どうにかして後世に伝えていかなくてはなりま
せんね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14T19:37:11+01:00</meta:creation-date>
    <dc:date>2019-12-14T19:37:11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